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Page.setIndex( String mak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getFoot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Repor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Page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setHeader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getHea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getC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setIntroduction( String intr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setCSS( String c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createReportPag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Page.setFooter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age.get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